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officeooo:rsid="00ce8b5e" officeooo:paragraph-rsid="00ce8b5e" style:font-size-asian="14pt" style:font-size-complex="14pt"/>
    </style:style>
    <style:style style:name="P7" style:family="paragraph" style:parent-style-name="Standard" style:list-style-name="L2">
      <style:text-properties fo:font-size="14pt" officeooo:rsid="00ce8b5e" officeooo:paragraph-rsid="00ce8b5e" style:font-size-asian="14pt" style:font-size-complex="14pt"/>
    </style:style>
    <style:style style:name="P8" style:family="paragraph" style:parent-style-name="Standard">
      <style:text-properties fo:font-size="14pt" officeooo:rsid="00d04282" officeooo:paragraph-rsid="00d04282" style:font-size-asian="14pt" style:font-size-complex="14pt"/>
    </style:style>
    <style:style style:name="P9" style:family="paragraph" style:parent-style-name="Standard">
      <style:text-properties fo:font-size="14pt" officeooo:paragraph-rsid="00d04282" style:font-size-asian="14pt" style:font-size-complex="14pt"/>
    </style:style>
    <style:style style:name="P10" style:family="paragraph" style:parent-style-name="Standard">
      <style:text-properties fo:font-size="14pt" officeooo:rsid="00d101dd" officeooo:paragraph-rsid="00d101dd" style:font-size-asian="14pt" style:font-size-complex="14pt"/>
    </style:style>
    <style:style style:name="P11" style:family="paragraph" style:parent-style-name="Standard">
      <style:text-properties fo:font-size="14pt" officeooo:rsid="00d1bec4" officeooo:paragraph-rsid="00d1bec4" style:font-size-asian="14pt" style:font-size-complex="14pt"/>
    </style:style>
    <style:style style:name="P12" style:family="paragraph" style:parent-style-name="Standard">
      <style:text-properties fo:font-size="14pt" officeooo:paragraph-rsid="00d1bec4" style:font-size-asian="14pt" style:font-size-complex="14pt"/>
    </style:style>
    <style:style style:name="P13" style:family="paragraph" style:parent-style-name="Standard">
      <style:text-properties fo:font-size="14pt" officeooo:paragraph-rsid="00d2705d" style:font-size-asian="14pt" style:font-size-complex="14pt"/>
    </style:style>
    <style:style style:name="P14" style:family="paragraph" style:parent-style-name="Standard">
      <style:text-properties fo:font-size="14pt" officeooo:rsid="00d2705d" officeooo:paragraph-rsid="00d2705d" style:font-size-asian="14pt" style:font-size-complex="14pt"/>
    </style:style>
    <style:style style:name="P15" style:family="paragraph" style:parent-style-name="Standard">
      <style:text-properties fo:font-size="14pt" officeooo:rsid="00d2705d" officeooo:paragraph-rsid="00d31c67" style:font-size-asian="14pt" style:font-size-complex="14pt"/>
    </style:style>
    <style:style style:name="P16" style:family="paragraph" style:parent-style-name="Standard">
      <style:text-properties fo:font-size="14pt" officeooo:rsid="00d31c67" officeooo:paragraph-rsid="00d31c67" style:font-size-asian="14pt" style:font-size-complex="14pt"/>
    </style:style>
    <style:style style:name="P17" style:family="paragraph" style:parent-style-name="Standard">
      <style:text-properties fo:font-size="14pt" officeooo:rsid="00d46c7e" officeooo:paragraph-rsid="00d46c7e" style:font-size-asian="14pt" style:font-size-complex="14pt"/>
    </style:style>
    <style:style style:name="P18" style:family="paragraph" style:parent-style-name="Standard">
      <style:paragraph-properties fo:text-align="center" style:justify-single-word="false"/>
      <style:text-properties fo:font-size="20pt" fo:font-weight="bold" officeooo:paragraph-rsid="00d04282" style:font-size-asian="20pt" style:font-weight-asian="bold" style:font-size-complex="20pt" style:font-weight-complex="bold"/>
    </style:style>
    <style:style style:name="P19" style:family="paragraph" style:parent-style-name="Standard">
      <style:paragraph-properties fo:text-align="center" style:justify-single-word="false"/>
      <style:text-properties fo:font-size="20pt" fo:font-weight="bold" officeooo:paragraph-rsid="00d1bec4"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weight="bold" officeooo:paragraph-rsid="00d2705d" style:font-size-asian="20pt" style:font-weight-asian="bold" style:font-size-complex="20pt" style:font-weight-complex="bold"/>
    </style:style>
    <style:style style:name="T1" style:family="text">
      <style:text-properties officeooo:rsid="00071e00"/>
    </style:style>
    <style:style style:name="T2" style:family="text">
      <style:text-properties officeooo:rsid="00ce8b5e"/>
    </style:style>
    <style:style style:name="T3" style:family="text">
      <style:text-properties officeooo:rsid="00d04282"/>
    </style:style>
    <style:style style:name="T4" style:family="text">
      <style:text-properties officeooo:rsid="00d101dd"/>
    </style:style>
    <style:style style:name="T5" style:family="text">
      <style:text-properties officeooo:rsid="00d1bec4"/>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d2705d" style:font-style-asian="normal" style:font-style-complex="normal"/>
    </style:style>
    <style:style style:name="T9" style:family="text">
      <style:text-properties fo:font-style="normal" officeooo:rsid="00d31c67" style:font-style-asian="normal" style:font-style-complex="normal"/>
    </style:style>
    <style:style style:name="T10" style:family="text">
      <style:text-properties fo:font-style="normal" officeooo:rsid="00d46c7e" style:font-style-asian="normal" style:font-style-complex="normal"/>
    </style:style>
    <style:style style:name="T11" style:family="text">
      <style:text-properties officeooo:rsid="00d2705d"/>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2">The Nikolaus Reorganization</text:span>.</text:p>
      <text:p text:style-name="P1">Richard Parker <text:span text:style-name="T2">13.12</text:span>.201<text:span text:style-name="T1">6</text:span></text:p>
      <text:p text:style-name="P4"/>
      <text:p text:style-name="P5">Section 1 – Introduction</text:p>
      <text:p text:style-name="P3"/>
      <text:p text:style-name="P6">It has become increasingly apparent recently that the software layering structure of meataxe64 needs some attention, so that the division of responsibility between </text:p>
      <text:p text:style-name="P6"/>
      <text:list xml:id="list1257799235826109494" text:style-name="L2">
        <text:list-item>
          <text:p text:style-name="P7">What the user's program actually wants to do</text:p>
        </text:list-item>
        <text:list-item>
          <text:p text:style-name="P7">Deciding and executing any necessary chopping on disk to fit into memory</text:p>
        </text:list-item>
        <text:list-item>
          <text:p text:style-name="P7">Deciding and executing any necessary chopping in memory to utilize multiple cores</text:p>
        </text:list-item>
        <text:list-item>
          <text:p text:style-name="P7">Performing the desired lower-level operations.</text:p>
        </text:list-item>
      </text:list>
      <text:p text:style-name="P6"/>
      <text:p text:style-name="P6">For example a "nullspace" involves two transposes, a Gaussian step and some administrative functions, and it is desirable that the same nullspace code (at level 1 above) can span a very large range of sizes, chopping on disk if necessary, then using multiple cores if appropriate, and finally doing the lower-level operations at the highest possible performance.</text:p>
      <text:p text:style-name="P6"/>
      <text:p text:style-name="P6">Moreover it seems clear that the level 2 functions above should ideally have a fairly rich functionality, enabling programs at level 1 to build higher level functionality. <text:s/>Irrespective of whether the level 2 functions need to chop on disk (e.g. transpose) or can simply do the job (e.g. add), the functions should ideally exist.</text:p>
      <text:p text:style-name="P6"/>
      <text:p text:style-name="P6">By contrast, level 3 consists mainly of functions that are performance-critical, and the multiplication and Gaussian functions <text:span text:style-name="T3">may be the only real ones. <text:s/>The routines that chop a disk file into smaller disk files, and the reverse function (assemble) are common to several layer 2 functions, and can be considered as layer 3 also, though they are very different in nature.</text:span></text:p>
      <text:p text:style-name="P6"/>
      <text:p text:style-name="P8">Layer 4 is basically the "slab" layer, performing the performance-critical operations within a single thread, and at present only multiplication, Gaussian and Transpose are in this category.</text:p>
      <text:p text:style-name="P8"/>
      <text:p text:style-name="P8">Underneath layer 4 come the linear functions (for extension fields), the HPMI (for high-performance multiplication) and the field module for the vector functions at moderate performance but general-purpose applicability, much as has been available for many years.</text:p>
      <text:p text:style-name="P8"/>
      <text:p text:style-name="P18">Section <text:span text:style-name="T3">2</text:span> – <text:span text:style-name="T3">Slab-level upgrade.</text:span></text:p>
      <text:p text:style-name="P9"/>
      <text:p text:style-name="P8">The multiply-and-add functionality of slab works well, though there is a minor upgrade that <text:soft-page-break/>may be worth doing at some point to add the brick-scale components together by keeping the results in Cfmt. <text:s/>This is not of great significance so far, though it may be worth doing at some point if the gain of a few percent is worth the effort, or if the slab is frequently used at a scale smaller than natural (e.g. 4,000 dimensions rather than 50,000). <text:s/>It would require a Dfmt-Cfmt conversion function as the main work, and as this must anyway be provided for the (more important) Gaussian function<text:span text:style-name="T4">, this change can be considered later when this is available.</text:span></text:p>
      <text:p text:style-name="P8"/>
      <text:p text:style-name="P10">The transpose functionality has already been heavily optimized also at this level, with all fields up to 16 using look-up tables. <text:s/>There may be some further ideas, but at present transpose is faster in a single core that disk access, and can be considered completed, at least for now.</text:p>
      <text:p text:style-name="P10"/>
      <text:p text:style-name="P10">The Gaussian function, however, is overdue an upgrade. <text:s/>At present the entire slab is echelized in Dfmt, and although this works, a speedup factor of about 30 is available and should be implemented. <text:s/>This requires two new functions to be added to the HPMI, namely</text:p>
      <text:p text:style-name="P10"/>
      <text:p text:style-name="P10">1. <text:s/>The ability to extract columns from a Cfmt matrix into a prime-field Dfmt matrix. <text:s/>The non-selected columns are not needed.</text:p>
      <text:p text:style-name="P10">2. <text:s/>The ability to convert a Dfmt matrix (again over the prime field) to Cfmt.</text:p>
      <text:p text:style-name="P10"/>
      <text:p text:style-name="P10">Also required is a small<text:span text:style-name="T5">ish</text:span> change to the linear functions module to enable</text:p>
      <text:p text:style-name="P10"/>
      <text:p text:style-name="P10">3. <text:s/>To execute the linear functions needed to convert a batch of matrices (fresh out of PExtract) into a larger set of matrices, still in Dfmt, but with the linear forms as would come out of multiplication in Cfmt.</text:p>
      <text:p text:style-name="P10"/>
      <text:p text:style-name="P11">The idea is then that the slab echelize only does "batches" of rows in Dfmt, probably as many as there are columns in a Cauldron to make the "keeptrack" convenient, and does the main cleaning using the HPMI. <text:s/>The details of this are not yet fully worked out, but the concept is clear enough to proceed locally with the changes 1,2,3 above.</text:p>
      <text:p text:style-name="P11"/>
      <text:p text:style-name="P19">Section <text:span text:style-name="T5">3</text:span> – <text:span text:style-name="T5">The "Mezzanine" level.</text:span></text:p>
      <text:p text:style-name="P12"/>
      <text:p text:style-name="P11">This layer has three sorts of functions - disk-chopping, multiplication and Gaussian.</text:p>
      <text:p text:style-name="P11"/>
      <text:p text:style-name="P11">The disk-chopping routines are essentially already there, though at the wrong level. <text:s/>There may be some improvements that can be made as they will be servicing level 2 modules, not level 1, so that some functionality can be moved out (into the level 2 modules) if appropriate.</text:p>
      <text:p text:style-name="P11"/>
      <text:p text:style-name="P11">The Multiplication module is essentially much like zmu3, but is to be move <text:span text:style-name="T6">two</text:span><text:span text:style-name="T7"> levels down the heirarchy. <text:s/>However, the main functionality is multiply-and-add, and the change is not entirely trivial. <text:s/>The main issue is that the matrix being added must be flow-controlled in strategy I.</text:span></text:p>
      <text:p text:style-name="P11"><text:span text:style-name="T7"/></text:p>
      <text:p text:style-name="P11"><text:soft-page-break/><text:span text:style-name="T7">The Gaussian module has much in common with zpe3, but is again moved two levels down the heirarchy, and is in desperate need of upgrade for keeptrack. <text:s/></text:span><text:span text:style-name="T8">I feel very confident that Gabi's document will be of great use here, though there is still some way to go before this is completed.</text:span></text:p>
      <text:p text:style-name="P11"><text:span text:style-name="T8"/></text:p>
      <text:p text:style-name="P20">Section <text:span text:style-name="T11">4</text:span> – <text:span text:style-name="T5">The "Functions" level.</text:span></text:p>
      <text:p text:style-name="P13"/>
      <text:p text:style-name="P14"><text:span text:style-name="T7">This level should probably have a proper name.</text:span></text:p>
      <text:p text:style-name="P14"><text:span text:style-name="T7"/></text:p>
      <text:p text:style-name="P14"><text:span text:style-name="T7">The idea is that the more complicated user-level operations, such as null-space, split, standard-base etc., can be build by calling a toolbox of fully written and optimized functions that work with disk files. <text:s/>It is to be hoped that the linux file caching mechanism will be adequate, so that there is no great need for us to avoid reading and writing to disk. <text:s/>It remains to be seen how realistic this hope is, but at present it is perhaps more important to get the system working, rather than worrying about how fast it is with small matrices.</text:span></text:p>
      <text:p text:style-name="P14"><text:span text:style-name="T7"/></text:p>
      <text:p text:style-name="P14"><text:span text:style-name="T7">The exact list of these functions is only now starting to materialize. <text:s/>The layering proposed here has only been clear for a week or two, so this is not surprising.</text:span></text:p>
      <text:p text:style-name="P14"><text:span text:style-name="T7"/></text:p>
      <text:p text:style-name="P14"><text:span text:style-name="T7">Visible so far are . . .</text:span></text:p>
      <text:p text:style-name="P14"><text:span text:style-name="T7"/></text:p>
      <text:p text:style-name="P14"><text:span text:style-name="T7">Matrix Multiplication. <text:s/>As usual, the main function is multiply-and-add, with the option to add nothing in so that the function must generate zero in that case. <text:s/>The main work at this layer is to decide whether to chop on disk, since the mezzanine multiply works by reading into memory.</text:span></text:p>
      <text:p text:style-name="P14"><text:span text:style-name="T7"/></text:p>
      <text:p text:style-name="P14"><text:span text:style-name="T7">Gaussian Elimination. <text:s/>It is not clear exactly what functions are needed here, since they are driven by the user-level programs, which mainly have not yet been written. <text:s/>So far visible is</text:span></text:p>
      <text:p text:style-name="P16"><text:span text:style-name="T7">1. <text:s/>Full Echelize, producing RS, CS bitstrings, R, M and C.</text:span></text:p>
      <text:p text:style-name="P16"><text:span text:style-name="T7">The IO functionality to specify a filename of "NULL" to discard the output enables this function to be used for all purposes, but there is considerable work, both for the programmer to product this module (it does not exist at the moment) and also for the computer to do this full work, which is not always necessary/</text:span></text:p>
      <text:p text:style-name="P15"><text:span text:style-name="T9">2. <text:s/></text:span><text:span text:style-name="T7">Put into Negative Reduced Echelon Form, producing a column-select bit-string, a remnant, and possibly a row-select bit string, but no keeptrack (M, C).</text:span><text:span text:style-name="T9"> <text:s/>This avoids all the keeptrack work, and is clearly needed for the many cases where keeptrack is not required.</text:span></text:p>
      <text:p text:style-name="P16"><text:span text:style-name="T7">3. <text:s/>I suspect there is a yet-faster versio</text:span><text:span text:style-name="T10">n</text:span><text:span text:style-name="T7"> where back-cleaning is avoided. <text:s/>In the "pink system" days we used "clean" and "clean and extend", and we have not yet clarified when this approach is appropriate.</text:span></text:p>
      <text:p text:style-name="P17"><text:span text:style-name="T7">In terms of implementation, this layer may chop horizontally on disk, but there is no need for vertical chopping, so the algorithms are considerably simpler.</text:span></text:p>
      <text:p text:style-name="P16"><text:span text:style-name="T7"/></text:p>
      <text:p text:style-name="P16"><text:span text:style-name="T7">Transpose. <text:s/>This function is needed to provide chop-on-disk capability, as the in-memory transpose needs to read in the whole matrix before it can write anything out. <text:s/>The slab-level </text:span><text:soft-page-break/><text:span text:style-name="T7">transpose is, however, fast enough that there is no need for multi-core working, so there is no mezzanine transpose, and this function can read the files itself and call slab di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2-13T05:12:00.676741778</dc:date>
    <meta:editing-duration>P4DT7H38M3S</meta:editing-duration>
    <meta:editing-cycles>421</meta:editing-cycles>
    <meta:generator>LibreOffice/5.1.4.2$Linux_X86_64 LibreOffice_project/10m0$Build-2</meta:generator>
    <meta:document-statistic meta:table-count="0" meta:image-count="0" meta:object-count="0" meta:page-count="4" meta:paragraph-count="41" meta:word-count="1291" meta:character-count="7705" meta:non-whitespace-character-count="6424"/>
  </office:meta>
</office:document-meta>
</file>